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8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3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draw:fill="none" draw:stroke="solid" svg:stroke-width="0.01389in" svg:stroke-color="#ff0000" svg:stroke-opacity="100%" draw:stroke-linejoin="miter" svg:stroke-linecap="butt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34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8" table:default-cell-style-name="ce1"/>
        <table:table-column table:style-name="co5" table:number-columns-repeated="16333" table:default-cell-style-name="ce1"/>
        <table:table-row table:style-name="ro1">
          <table:table-cell office:value-type="string" table:style-name="Default_1">
            <text:p>ID процесса B</text:p>
          </table:table-cell>
          <table:table-cell office:value-type="string" table:style-name="Default_1">
            <text:p>Время выполнения процесса B (мс)</text:p>
          </table:table-cell>
          <table:table-cell office:value-type="string" table:style-name="Default_1">
            <text:p>ID процессов A</text:p>
          </table:table-cell>
          <table:table-cell office:value-type="float" office:value="1" table:style-name="Default_1">
            <text:p>1</text:p>
          </table:table-cell>
          <table:table-cell office:value-type="float" office:value="2" table:style-name="Default_1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48" table:style-name="Default_1"/>
        </table:table-row>
        <table:table-row table:style-name="ro1">
          <table:table-cell office:value-type="float" office:value="1001" table:style-name="Default_1">
            <text:p>1001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ce2">
            <text:p>0</text:p>
          </table:table-cell>
          <table:table-cell table:style-name="Default_1">
            <draw:custom-shape svg:x="0.07184in" svg:y="0.02874in" svg:width="1.49425in" svg:height="0.28736in" draw:z-index="1" draw:id="id0" draw:style-name="a3" draw:name="Скругленный прямоугольник 1">
              <svg:title/>
              <svg:desc/>
              <text:p text:style-name="a2" text:class-names="" text:cond-style-name=""><text:span text:style-name="a0" text:class-names="">1</text:span><text:span text:style-name="a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Default_1"/>
          <table:table-cell table:number-columns-repeated="3" table:style-name="ce3"/>
          <table:table-cell table:style-name="ce3">
            <draw:connector draw:type="line" svg:x1="0.20115in" svg:y1="0.17241in" draw:start-shape="id0" draw:start-glue-point="1" svg:x2="0.31034in" svg:y2="1.02155in" draw:end-shape="id2" draw:end-glue-point="3" draw:z-index="5" draw:id="id4" draw:style-name="a13" draw:name="Прямая соединительная линия 8">
              <svg:title/>
              <svg:desc/>
            </draw:connector>
            <draw:connector draw:type="line" svg:x1="0.20115in" svg:y1="0.17241in" draw:start-shape="id0" draw:start-glue-point="1" svg:x2="0.33333in" svg:y2="0.54167in" draw:end-shape="id5" draw:end-glue-point="3" draw:z-index="7" draw:id="id6" draw:style-name="a18" draw:name="Прямая соединительная линия 14">
              <svg:title/>
              <svg:desc/>
            </draw:connector>
          </table:table-cell>
          <table:table-cell table:number-columns-repeated="4" table:style-name="Default_1"/>
          <table:table-cell table:style-name="Default_1">
            <draw:custom-shape svg:x="0.06609in" svg:y="0.03736in" svg:width="1.49425in" svg:height="0.28736in" draw:z-index="10" draw:id="id9" draw:style-name="a27" draw:name="Скругленный прямоугольник 21">
              <svg:title/>
              <svg:desc/>
              <text:p text:style-name="a26" text:class-names="" text:cond-style-name=""><text:span text:style-name="a24" text:class-names="">6</text:span><text:span text:style-name="a2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4" table:style-name="Default_1"/>
          <table:table-cell table:style-name="ce3"/>
          <table:table-cell table:style-name="ce3">
            <draw:custom-shape svg:x="0.05316in" svg:y="0.03879in" svg:width="1.24856in" svg:height="0.28736in" draw:z-index="15" draw:id="id14" draw:style-name="a38" draw:name="Скругленный прямоугольник 37">
              <svg:title/>
              <svg:desc/>
              <text:p text:style-name="a37" text:class-names="" text:cond-style-name=""><text:span text:style-name="a35" text:class-names="">8</text:span><text:span text:style-name="a3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64" table:style-name="Default_1"/>
        </table:table-row>
        <table:table-row table:style-name="ro1">
          <table:table-cell office:value-type="float" office:value="1002" table:style-name="Default_1">
            <text:p>1002</text:p>
          </table:table-cell>
          <table:table-cell office:value-type="float" office:value="2" table:style-name="Default_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4" table:style-name="ce3"/>
          <table:table-cell table:number-columns-repeated="3" table:style-name="Default_1"/>
          <table:table-cell table:style-name="Default_1">
            <draw:connector draw:type="line" svg:x1="0.33908in" svg:y1="0.00144in" draw:start-shape="id9" draw:start-glue-point="3" svg:x2="0.23707in" svg:y2="0.36207in" draw:end-shape="id5" draw:end-glue-point="1" draw:z-index="11" draw:id="id10" draw:style-name="a28" draw:name="Прямая соединительная линия 22">
              <svg:title/>
              <svg:desc/>
            </draw:connector>
          </table:table-cell>
          <table:table-cell table:number-columns-repeated="5" table:style-name="Default_1"/>
          <table:table-cell table:style-name="ce3">
            <draw:connector draw:type="line" svg:x1="0.32615in" svg:y1="0.00288in" draw:start-shape="id14" draw:start-glue-point="3" svg:x2="0.1954in" svg:y2="0.00144in" draw:end-shape="id9" draw:end-glue-point="1" draw:z-index="16" draw:id="id15" draw:style-name="a39" draw:name="Прямая соединительная линия 38">
              <svg:title/>
              <svg:desc/>
            </draw:connector>
          </table:table-cell>
          <table:table-cell table:style-name="ce3"/>
          <table:table-cell table:number-columns-repeated="16364" table:style-name="Default_1"/>
        </table:table-row>
        <table:table-row table:style-name="ro1">
          <table:table-cell office:value-type="float" office:value="1003" table:style-name="Default_1">
            <text:p>1003</text:p>
          </table:table-cell>
          <table:table-cell office:value-type="float" office:value="5" table:style-name="Default_1">
            <text:p>5</text:p>
          </table:table-cell>
          <table:table-cell office:value-type="string" table:style-name="ce2">
            <text:p>1001; 1002</text:p>
          </table:table-cell>
          <table:table-cell table:style-name="Default_1">
            <draw:custom-shape svg:x="0.08046in" svg:y="0.04454in" svg:width="0.42241in" svg:height="0.28736in" draw:z-index="2" draw:id="id1" draw:style-name="a7" draw:name="Скругленный прямоугольник 2">
              <svg:title/>
              <svg:desc/>
              <text:p text:style-name="a6" text:class-names="" text:cond-style-name=""><text:span text:style-name="a4" text:class-names="">2</text:span><text:span text:style-name="a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Default_1"/>
          <table:table-cell table:number-columns-repeated="4" table:style-name="ce3"/>
          <table:table-cell table:style-name="Default_1">
            <draw:custom-shape svg:x="0.06034in" svg:y="0.03879in" svg:width="0.99569in" svg:height="0.28736in" draw:z-index="6" draw:id="id5" draw:style-name="a17" draw:name="Скругленный прямоугольник 11">
              <svg:title/>
              <svg:desc/>
              <text:p text:style-name="a16" text:class-names="" text:cond-style-name=""><text:span text:style-name="a14" text:class-names="">4</text:span><text:span text:style-name="a1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 table:style-name="Default_1"/>
          <table:table-cell table:number-columns-repeated="2" table:style-name="ce3"/>
          <table:table-cell table:style-name="Default_1"/>
          <table:table-cell table:style-name="Default_1">
            <draw:custom-shape svg:x="0.0819in" svg:y="0.04598in" svg:width="0.70833in" svg:height="0.28736in" draw:z-index="12" draw:id="id11" draw:style-name="a32" draw:name="Скругленный прямоугольник 25">
              <svg:title/>
              <svg:desc/>
              <text:p text:style-name="a31" text:class-names="" text:cond-style-name=""><text:span text:style-name="a29" text:class-names="">7</text:span><text:span text:style-name="a3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62" table:style-name="Default_1"/>
        </table:table-row>
        <table:table-row table:style-name="ro1">
          <table:table-cell office:value-type="float" office:value="1004" table:style-name="Default_1">
            <text:p>1004</text:p>
          </table:table-cell>
          <table:table-cell office:value-type="float" office:value="4" table:style-name="Default_1">
            <text:p>4</text:p>
          </table:table-cell>
          <table:table-cell office:value-type="float" office:value="1001" table:style-name="ce2">
            <text:p>1001</text:p>
          </table:table-cell>
          <table:table-cell table:style-name="Default_1"/>
          <table:table-cell table:style-name="Default_1">
            <draw:connector draw:type="line" svg:x1="0.22989in" svg:y1="0.00862in" draw:start-shape="id1" draw:start-glue-point="1" svg:x2="1.4023in" svg:y2="0.48276in" draw:end-shape="id2" draw:end-glue-point="3" draw:z-index="4" draw:id="id3" draw:style-name="a12" draw:name="Прямая соединительная линия 5">
              <svg:title/>
              <svg:desc/>
            </draw:connector>
          </table:table-cell>
          <table:table-cell table:number-columns-repeated="4" table:style-name="ce3"/>
          <table:table-cell table:number-columns-repeated="3" table:style-name="Default_1"/>
          <table:table-cell table:style-name="Default_1">
            <draw:connector draw:type="line" svg:x1="2.53879in" svg:y1="0.01006in" draw:start-shape="id11" draw:start-glue-point="3" svg:x2="0.23707in" svg:y2="0.00288in" draw:end-shape="id5" draw:end-glue-point="1" draw:z-index="13" draw:id="id12" draw:style-name="a33" draw:name="Прямая соединительная линия 31">
              <svg:title/>
              <svg:desc/>
            </draw:connector>
          </table:table-cell>
          <table:table-cell table:number-columns-repeated="5" table:style-name="Default_1"/>
          <table:table-cell table:number-columns-repeated="2" table:style-name="ce3"/>
          <table:table-cell table:style-name="Default_1">
            <draw:connector draw:type="line" svg:x1="0.35489in" svg:y1="0.01006in" draw:start-shape="id11" draw:start-glue-point="3" svg:x2="0.19397in" svg:y2="0.48994in" draw:end-shape="id7" draw:end-glue-point="1" draw:z-index="14" draw:id="id13" draw:style-name="a34" draw:name="Прямая соединительная линия 34">
              <svg:title/>
              <svg:desc/>
            </draw:connector>
          </table:table-cell>
          <table:table-cell table:number-columns-repeated="16363" table:style-name="Default_1"/>
        </table:table-row>
        <table:table-row table:style-name="ro1">
          <table:table-cell office:value-type="float" office:value="1005" table:style-name="Default_1">
            <text:p>1005</text:p>
          </table:table-cell>
          <table:table-cell office:value-type="float" office:value="7" table:style-name="Default_1">
            <text:p>7</text:p>
          </table:table-cell>
          <table:table-cell office:value-type="float" office:value="1003" table:style-name="ce2">
            <text:p>1003</text:p>
          </table:table-cell>
          <table:table-cell table:number-columns-repeated="2" table:style-name="Default_1"/>
          <table:table-cell table:number-columns-repeated="4" table:style-name="ce3"/>
          <table:table-cell table:style-name="Default_1">
            <draw:custom-shape svg:x="0.03736in" svg:y="0.15948in" svg:width="1.24856in" svg:height="0.28736in" draw:z-index="3" draw:id="id2" draw:style-name="a11" draw:name="Скругленный прямоугольник 3">
              <svg:title/>
              <svg:desc/>
              <text:p text:style-name="a10" text:class-names="" text:cond-style-name=""><text:span text:style-name="a8" text:class-names="">3</text:span><text:span text:style-name="a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4" table:style-name="Default_1"/>
          <table:table-cell table:style-name="Default_1">
            <draw:custom-shape svg:x="0.06609in" svg:y="0.16667in" svg:width="1.7658in" svg:height="0.28736in" draw:z-index="8" draw:id="id7" draw:style-name="a22" draw:name="Скругленный прямоугольник 17">
              <svg:title/>
              <svg:desc/>
              <text:p text:style-name="a21" text:class-names="" text:cond-style-name=""><text:span text:style-name="a19" text:class-names="">5</text:span><text:span text:style-name="a2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3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06" table:style-name="Default_1">
            <text:p>1006</text:p>
          </table:table-cell>
          <table:table-cell office:value-type="float" office:value="6" table:style-name="Default_1">
            <text:p>6</text:p>
          </table:table-cell>
          <table:table-cell office:value-type="float" office:value="1004" table:style-name="ce2">
            <text:p>1004</text:p>
          </table:table-cell>
          <table:table-cell table:number-columns-repeated="2" table:style-name="Default_1"/>
          <table:table-cell table:number-columns-repeated="4" table:style-name="ce3"/>
          <table:table-cell table:number-columns-repeated="4" table:style-name="Default_1"/>
          <table:table-cell table:style-name="Default_1">
            <draw:connector draw:type="line" svg:x1="0.33908in" svg:y1="0.13075in" draw:start-shape="id7" draw:start-glue-point="3" svg:x2="0.19397in" svg:y2="0.12356in" draw:end-shape="id2" draw:end-glue-point="1" draw:z-index="9" draw:id="id8" draw:style-name="a23" draw:name="Прямая соединительная линия 18">
              <svg:title/>
              <svg:desc/>
            </draw:connector>
          </table:table-cell>
          <table:table-cell table:number-columns-repeated="4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07" table:style-name="Default_1">
            <text:p>1007</text:p>
          </table:table-cell>
          <table:table-cell office:value-type="float" office:value="3" table:style-name="Default_1">
            <text:p>3</text:p>
          </table:table-cell>
          <table:table-cell office:value-type="string" table:style-name="ce2">
            <text:p>1004;1005</text:p>
          </table:table-cell>
          <table:table-cell table:number-columns-repeated="2" table:style-name="Default_1"/>
          <table:table-cell table:number-columns-repeated="4" table:style-name="ce3"/>
          <table:table-cell table:number-columns-repeated="9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08" table:style-name="Default_1">
            <text:p>1008</text:p>
          </table:table-cell>
          <table:table-cell office:value-type="float" office:value="5" table:style-name="Default_1">
            <text:p>5</text:p>
          </table:table-cell>
          <table:table-cell office:value-type="float" office:value="1006" table:style-name="ce2">
            <text:p>1006</text:p>
          </table:table-cell>
          <table:table-cell table:style-name="Default_1">
            <draw:custom-shape svg:x="0.06753in" svg:y="0.04598in" svg:width="1.7658in" svg:height="0.28736in" draw:z-index="17" draw:id="id16" draw:style-name="a43" draw:name="Скругленный прямоугольник 41">
              <svg:title/>
              <svg:desc/>
              <text:p text:style-name="a42" text:class-names="" text:cond-style-name=""><text:span text:style-name="a40" text:class-names="">9</text:span><text:span text:style-name="a4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Default_1"/>
          <table:table-cell table:number-columns-repeated="4" table:style-name="ce3"/>
          <table:table-cell table:style-name="Default_1"/>
          <table:table-cell table:style-name="Default_1">
            <draw:custom-shape svg:x="0.08333in" svg:y="0.04741in" svg:width="2.05747in" svg:height="0.28736in" draw:z-index="19" draw:id="id18" draw:style-name="a51" draw:name="Скругленный прямоугольник 43">
              <svg:title/>
              <svg:desc/>
              <text:p text:style-name="a50" text:class-names="" text:cond-style-name=""><text:span text:style-name="a48" text:class-names="">11</text:span><text:span text:style-name="a4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7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09" table:style-name="Default_1">
            <text:p>1009</text:p>
          </table:table-cell>
          <table:table-cell office:value-type="float" office:value="7" table:style-name="Default_1">
            <text:p>7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4" table:style-name="ce3"/>
          <table:table-cell table:style-name="Default_1">
            <draw:connector draw:type="line" svg:x1="0.1954in" svg:y1="0.01006in" draw:start-shape="id16" draw:start-glue-point="1" svg:x2="0.35632in" svg:y2="0.01149in" draw:end-shape="id18" draw:end-glue-point="3" draw:z-index="20" draw:id="id19" draw:style-name="a52" draw:name="Прямая соединительная линия 44">
              <svg:title/>
              <svg:desc/>
            </draw:connector>
          </table:table-cell>
          <table:table-cell table:number-columns-repeated="8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10" table:style-name="Default_1">
            <text:p>1010</text:p>
          </table:table-cell>
          <table:table-cell office:value-type="float" office:value="6" table:style-name="Default_1">
            <text:p>6</text:p>
          </table:table-cell>
          <table:table-cell office:value-type="float" office:value="0" table:style-name="ce2">
            <text:p>0</text:p>
          </table:table-cell>
          <table:table-cell table:style-name="Default_1">
            <draw:custom-shape svg:x="0.04454in" svg:y="0.10201in" svg:width="1.49425in" svg:height="0.28736in" draw:z-index="18" draw:id="id17" draw:style-name="a47" draw:name="Скругленный прямоугольник 42">
              <svg:title/>
              <svg:desc/>
              <text:p text:style-name="a46" text:class-names="" text:cond-style-name=""><text:span text:style-name="a44" text:class-names="">10</text:span><text:span text:style-name="a4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Default_1"/>
          <table:table-cell table:number-columns-repeated="4" table:style-name="ce3"/>
          <table:table-cell table:style-name="Default_1">
            <draw:custom-shape svg:x="0.06753in" svg:y="0.11063in" svg:width="2.88506in" svg:height="0.28736in" draw:z-index="21" draw:id="id20" draw:style-name="a56" draw:name="Скругленный прямоугольник 47">
              <svg:title/>
              <svg:desc/>
              <text:p text:style-name="a55" text:class-names="" text:cond-style-name=""><text:span text:style-name="a53" text:class-names="">12</text:span><text:span text:style-name="a5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11" table:style-name="Default_1">
            <text:p>1011</text:p>
          </table:table-cell>
          <table:table-cell office:value-type="float" office:value="8" table:style-name="Default_1">
            <text:p>8</text:p>
          </table:table-cell>
          <table:table-cell office:value-type="float" office:value="1009" table:style-name="ce2">
            <text:p>1009</text:p>
          </table:table-cell>
          <table:table-cell table:number-columns-repeated="2" table:style-name="Default_1"/>
          <table:table-cell table:number-columns-repeated="3" table:style-name="ce3"/>
          <table:table-cell table:style-name="ce3">
            <draw:connector draw:type="line" svg:x1="0.17385in" svg:y1="0.06609in" draw:start-shape="id17" draw:start-glue-point="1" svg:x2="0.34052in" svg:y2="0.07471in" draw:end-shape="id20" draw:end-glue-point="3" draw:z-index="22" draw:id="id21" draw:style-name="a57" draw:name="Прямая соединительная линия 48">
              <svg:title/>
              <svg:desc/>
            </draw:connector>
          </table:table-cell>
          <table:table-cell table:number-columns-repeated="9" table:style-name="Default_1"/>
          <table:table-cell table:number-columns-repeated="2" table:style-name="ce3"/>
          <table:table-cell table:number-columns-repeated="16364" table:style-name="Default_1"/>
        </table:table-row>
        <table:table-row table:style-name="ro1">
          <table:table-cell office:value-type="float" office:value="1012" table:style-name="Default_1">
            <text:p>1012</text:p>
          </table:table-cell>
          <table:table-cell office:value-type="float" office:value="11" table:style-name="Default_1">
            <text:p>11</text:p>
          </table:table-cell>
          <table:table-cell office:value-type="float" office:value="1010" table:style-name="ce2">
            <text:p>1010</text:p>
          </table:table-cell>
          <table:table-cell table:number-columns-repeated="16381" table:style-name="Default_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3-10-24T11:19:16Z</meta:creation-date>
    <dc:date>2026-01-04T13:24:49Z</dc:date>
    <meta:editing-cycles>1</meta:editing-cycles>
    <meta:editing-duration>PT23S</meta:editing-duration>
    <meta:user-defined meta:name="AppVersion">16.0300</meta:user-defined>
  </office:meta>
</office:document-meta>
</file>